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eeeeee" draw:fill="solid" draw:fill-color="#9999ff" draw:opacity="50%" draw:textarea-horizontal-align="justify" draw:textarea-vertical-align="middle" draw:auto-grow-height="false" draw:shadow-opacity="50%"/>
    </style:style>
    <style:style style:name="gr2" style:family="graphic" style:parent-style-name="standard">
      <style:graphic-properties svg:stroke-color="#eeeeee" draw:fill="solid" draw:fill-color="#ff6600" draw:opacity="50%" draw:textarea-horizontal-align="justify" draw:textarea-vertical-align="middle" draw:auto-grow-height="false" draw:shadow-opacity="50%"/>
    </style:style>
    <style:style style:name="gr3" style:family="graphic" style:parent-style-name="standard">
      <style:graphic-properties svg:stroke-color="#eeeeee" draw:fill="solid" draw:fill-color="#ff6666" draw:opacity="50%" draw:textarea-horizontal-align="justify" draw:textarea-vertical-align="middle" draw:auto-grow-height="false" draw:shadow-opacity="50%"/>
    </style:style>
    <style:style style:name="gr4" style:family="graphic" style:parent-style-name="standard">
      <style:graphic-properties svg:stroke-color="#eeeeee" draw:fill="solid" draw:fill-color="#00ccff" draw:opacity="50%" draw:textarea-horizontal-align="justify" draw:textarea-vertical-align="middle" draw:auto-grow-height="false" draw:shadow-opacity="50%"/>
    </style:style>
    <style:style style:name="gr5" style:family="graphic" style:parent-style-name="standard">
      <style:graphic-properties svg:stroke-color="#eeeeee" draw:fill="solid" draw:fill-color="#ffff66" draw:opacity="50%" draw:textarea-horizontal-align="justify" draw:textarea-vertical-align="middle" draw:auto-grow-height="false" draw:shadow-opacity="50%"/>
    </style:style>
    <style:style style:name="gr6" style:family="graphic" style:parent-style-name="standard">
      <style:graphic-properties svg:stroke-color="#eeeeee" draw:fill="solid" draw:fill-color="#99ff66" draw:opacity="50%" draw:textarea-horizontal-align="justify" draw:textarea-vertical-align="middle" draw:auto-grow-height="false" draw:shadow-opacity="50%"/>
    </style:style>
    <style:style style:name="gr7" style:family="graphic" style:parent-style-name="standard">
      <style:graphic-properties svg:stroke-color="#eeeeee" draw:fill="solid" draw:fill-color="#99cc99" draw:opacity="50%" draw:textarea-horizontal-align="justify" draw:textarea-vertical-align="middle" draw:auto-grow-height="false" draw:shadow-opacity="50%"/>
    </style:style>
    <style:style style:name="gr8" style:family="graphic" style:parent-style-name="standard">
      <style:graphic-properties svg:stroke-color="#000000" draw:fill="solid" draw:fill-color="#ff6600" draw:textarea-horizontal-align="justify" draw:textarea-vertical-align="middle" draw:auto-grow-height="false" draw:shadow="hidden"/>
    </style:style>
    <style:style style:name="gr9" style:family="graphic" style:parent-style-name="standard">
      <style:graphic-properties svg:stroke-color="#000000" draw:fill="solid" draw:fill-color="#99cc99" draw:textarea-horizontal-align="justify" draw:textarea-vertical-align="middle" draw:auto-grow-height="false"/>
    </style:style>
    <style:style style:name="gr10" style:family="graphic" style:parent-style-name="standard">
      <style:graphic-properties svg:stroke-color="#000000" draw:fill="solid" draw:fill-color="#cccccc" draw:textarea-horizontal-align="justify" draw:textarea-vertical-align="middle" draw:auto-grow-height="false"/>
    </style:style>
    <style:style style:name="gr11" style:family="graphic" style:parent-style-name="standard">
      <style:graphic-properties svg:stroke-width="0.051cm" svg:stroke-color="#ff9900" draw:marker-start-width="0.276cm" draw:marker-end-width="0.276cm" draw:fill="gradient" draw:fill-gradient-name="Gradient_20_2" draw:textarea-vertical-align="middle" fo:padding-top="0.15cm" fo:padding-bottom="0.15cm" fo:padding-left="0.275cm" fo:padding-right="0.275cm"/>
    </style:style>
    <style:style style:name="gr12" style:family="graphic" style:parent-style-name="standard">
      <style:graphic-properties svg:stroke-color="#000000" draw:fill="gradient" draw:fill-gradient-name="Tango_20_Red" draw:textarea-horizontal-align="justify" draw:textarea-vertical-align="middle" draw:auto-grow-height="false"/>
    </style:style>
    <style:style style:name="gr13" style:family="graphic" style:parent-style-name="standard">
      <style:graphic-properties svg:stroke-color="#000000" draw:fill="solid" draw:fill-color="#00ccff" draw:textarea-horizontal-align="justify" draw:textarea-vertical-align="middle" draw:auto-grow-height="false"/>
    </style:style>
    <style:style style:name="gr14" style:family="graphic" style:parent-style-name="standard">
      <style:graphic-properties svg:stroke-color="#000000" draw:fill="solid" draw:fill-color="#ff6666" draw:textarea-horizontal-align="justify" draw:textarea-vertical-align="middle" draw:auto-grow-height="false"/>
    </style:style>
    <style:style style:name="gr15" style:family="graphic" style:parent-style-name="standard">
      <style:graphic-properties svg:stroke-color="#000000" draw:fill="solid" draw:fill-color="#99ff66" draw:textarea-horizontal-align="justify" draw:textarea-vertical-align="middle" draw:auto-grow-height="false"/>
    </style:style>
    <style:style style:name="gr16" style:family="graphic" style:parent-style-name="standard">
      <style:graphic-properties svg:stroke-color="#000000" draw:fill="solid" draw:fill-color="#ffff66" draw:textarea-horizontal-align="justify" draw:textarea-vertical-align="middle" draw:auto-grow-height="false"/>
    </style:style>
    <style:style style:name="gr17" style:family="graphic" style:parent-style-name="standard">
      <style:graphic-properties svg:stroke-color="#000000" draw:fill="solid" draw:fill-color="#99cc99" draw:textarea-horizontal-align="justify" draw:textarea-vertical-align="middle" draw:auto-grow-height="false" fo:min-height="0cm" fo:min-width="0cm"/>
    </style:style>
    <style:style style:name="gr18" style:family="graphic" style:parent-style-name="standard">
      <style:graphic-properties svg:stroke-color="#000000" draw:fill="solid" draw:fill-color="#99cc99" draw:textarea-vertical-align="middle" draw:auto-grow-height="false"/>
    </style:style>
    <style:style style:name="gr19" style:family="graphic" style:parent-style-name="standard">
      <style:graphic-properties svg:stroke-color="#000000" draw:fill="solid" draw:fill-color="#cccccc" draw:textarea-horizontal-align="justify" draw:textarea-vertical-align="middle" draw:auto-grow-height="false" fo:min-height="0cm" fo:min-width="0cm"/>
    </style:style>
    <style:style style:name="gr20" style:family="graphic" style:parent-style-name="standard">
      <style:graphic-properties draw:stroke="solid" draw:stroke-dash="_32__20_Dots_20_1_20_Dash" svg:stroke-width="0.051cm" svg:stroke-color="#000000" draw:marker-start="Arrow" draw:marker-start-width="0.276cm" draw:marker-end="Arrow" draw:marker-end-width="0.276cm" draw:fill="gradient" draw:fill-gradient-name="Gradient_20_2" draw:textarea-vertical-align="middle" fo:padding-top="0.15cm" fo:padding-bottom="0.15cm" fo:padding-left="0.275cm" fo:padding-right="0.275cm"/>
    </style:style>
    <style:style style:name="gr21" style:family="graphic" style:parent-style-name="standard">
      <style:graphic-properties svg:stroke-color="#000000" draw:fill="gradient" draw:fill-color="#729fcf" draw:fill-gradient-name="Gradient_20_3" draw:textarea-horizontal-align="justify" draw:textarea-vertical-align="middle" draw:auto-grow-height="false" fo:min-height="0cm" fo:min-width="0cm" fo:wrap-option="no-wrap"/>
    </style:style>
    <style:style style:name="gr22" style:family="graphic" style:parent-style-name="standard">
      <style:graphic-properties svg:stroke-color="#000000" draw:fill="solid" draw:fill-color="#e3f9ff" draw:textarea-horizontal-align="justify" draw:textarea-vertical-align="middle" draw:auto-grow-height="false"/>
    </style:style>
    <style:style style:name="gr23" style:family="graphic" style:parent-style-name="standard">
      <style:graphic-properties svg:stroke-color="#000000" draw:fill="solid" draw:fill-color="#f1ffea" draw:textarea-horizontal-align="justify" draw:textarea-vertical-align="middle" draw:auto-grow-height="false"/>
    </style:style>
    <style:style style:name="gr24" style:family="graphic" style:parent-style-name="standard">
      <style:graphic-properties svg:stroke-color="#000000" draw:fill="solid" draw:fill-color="#fde8e8" draw:textarea-horizontal-align="justify" draw:textarea-vertical-align="middle" draw:auto-grow-height="false"/>
    </style:style>
    <style:style style:name="gr25" style:family="graphic" style:parent-style-name="standard">
      <style:graphic-properties svg:stroke-color="#000000" draw:fill="solid" draw:fill-color="#fefee6" draw:textarea-horizontal-align="justify" draw:textarea-vertical-align="middle" draw:auto-grow-height="false"/>
    </style:style>
    <style:style style:name="gr26" style:family="graphic" style:parent-style-name="objectwithoutfill">
      <style:graphic-properties draw:stroke="dash" draw:stroke-dash="Ultrafine_20_Dashed" svg:stroke-width="0.051cm" svg:stroke-color="#666666" draw:marker-start="Arrow" draw:marker-start-width="0.376cm" draw:marker-end="Arrow" draw:marker-end-width="0.376cm" draw:fill="gradient" draw:fill-gradient-name="Gradient_20_2" draw:textarea-vertical-align="middle" fo:padding-top="0.15cm" fo:padding-bottom="0.15cm" fo:padding-left="0.275cm" fo:padding-right="0.275cm"/>
    </style:style>
    <style:style style:name="gr27" style:family="graphic" style:parent-style-name="standard">
      <style:graphic-properties svg:stroke-color="#000000" draw:fill="gradient" draw:fill-gradient-name="Gradient_20_2" draw:textarea-vertical-align="middle"/>
    </style:style>
    <style:style style:name="gr28" style:family="graphic" style:parent-style-name="standard">
      <style:graphic-properties svg:stroke-color="#9999ff" draw:fill="solid" draw:fill-color="#9999ff" draw:textarea-horizontal-align="justify" draw:textarea-vertical-align="middle" draw:auto-grow-height="false"/>
    </style:style>
    <style:style style:name="gr29" style:family="graphic" style:parent-style-name="standard">
      <style:graphic-properties svg:stroke-color="#eeeeee" draw:fill="solid" draw:fill-color="#993366" draw:opacity="50%" draw:textarea-horizontal-align="justify" draw:textarea-vertical-align="middle" draw:auto-grow-height="false" draw:shadow-opacity="50%"/>
    </style:style>
    <style:style style:name="gr30" style:family="graphic" style:parent-style-name="standard">
      <style:graphic-properties svg:stroke-color="#9999ff" draw:fill="solid" draw:fill-color="#993366" draw:textarea-horizontal-align="justify" draw:textarea-vertical-align="middle" draw:auto-grow-height="false"/>
    </style:style>
    <style:style style:name="gr31" style:family="graphic" style:parent-style-name="standard">
      <style:graphic-properties svg:stroke-color="#eeeeee" draw:fill="solid" draw:fill-color="#83caff" draw:opacity="50%" draw:textarea-horizontal-align="justify" draw:textarea-vertical-align="middle" draw:auto-grow-height="false" draw:shadow-opacity="50%"/>
    </style:style>
    <style:style style:name="gr32" style:family="graphic" style:parent-style-name="standard">
      <style:graphic-properties svg:stroke-color="#9999ff" draw:fill="solid" draw:fill-color="#83caff" draw:textarea-horizontal-align="justify" draw:textarea-vertical-align="middle" draw:auto-grow-height="false"/>
    </style:style>
    <style:style style:name="gr33" style:family="graphic" style:parent-style-name="objectwithoutfill">
      <style:graphic-properties draw:stroke="dash" draw:stroke-dash="Ultrafine_20_Dashed" svg:stroke-width="0.051cm" svg:stroke-color="#666666" draw:marker-end="Arrow" draw:marker-end-width="0.153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2pt"/>
    </style:style>
    <style:style style:name="P3" style:family="paragraph">
      <style:paragraph-properties fo:text-align="center"/>
      <style:text-properties fo:font-size="12pt" style:font-size-asian="12pt" style:font-size-complex="12pt"/>
    </style:style>
    <style:style style:name="T1" style:family="text">
      <style:text-properties fo:font-size="12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667cm" svg:height="1.27cm" svg:x="4.048cm" svg:y="1.381cm">
          <text:p/>
          <draw:enhanced-geometry svg:viewBox="0 0 21600 21600" draw:type="rectangle" draw:enhanced-path="M 0 0 L 21600 0 21600 21600 0 21600 0 0 Z N"/>
        </draw:custom-shape>
        <draw:custom-shape draw:style-name="gr2" draw:text-style-name="P1" draw:layer="layout" svg:width="3.429cm" svg:height="3.048cm" svg:x="7.858cm" svg:y="2.016cm">
          <text:p/>
          <draw:enhanced-geometry svg:viewBox="0 0 21600 21600" draw:type="rectangle" draw:enhanced-path="M 0 0 L 21600 0 21600 21600 0 21600 0 0 Z N"/>
        </draw:custom-shape>
        <draw:custom-shape draw:style-name="gr3" draw:text-style-name="P1" draw:layer="layout" svg:width="3.302cm" svg:height="1.905cm" svg:x="1.762cm" svg:y="12.43cm">
          <text:p/>
          <draw:enhanced-geometry svg:viewBox="0 0 21600 21600" draw:type="rectangle" draw:enhanced-path="M 0 0 L 21600 0 21600 21600 0 21600 0 0 Z N"/>
        </draw:custom-shape>
        <draw:custom-shape draw:style-name="gr4" draw:text-style-name="P1" draw:layer="layout" svg:width="3.302cm" svg:height="1.905cm" svg:x="1.762cm" svg:y="10.398cm">
          <text:p/>
          <draw:enhanced-geometry svg:viewBox="0 0 21600 21600" draw:type="rectangle" draw:enhanced-path="M 0 0 L 21600 0 21600 21600 0 21600 0 0 Z N"/>
        </draw:custom-shape>
        <draw:custom-shape draw:style-name="gr5" draw:text-style-name="P1" draw:layer="layout" svg:width="3.302cm" svg:height="1.905cm" svg:x="5.699cm" svg:y="12.43cm">
          <text:p/>
          <draw:enhanced-geometry svg:viewBox="0 0 21600 21600" draw:type="rectangle" draw:enhanced-path="M 0 0 L 21600 0 21600 21600 0 21600 0 0 Z N"/>
        </draw:custom-shape>
        <draw:custom-shape draw:style-name="gr6" draw:text-style-name="P1" draw:layer="layout" svg:width="3.302cm" svg:height="1.905cm" svg:x="5.699cm" svg:y="10.398cm">
          <text:p/>
          <draw:enhanced-geometry svg:viewBox="0 0 21600 21600" draw:type="rectangle" draw:enhanced-path="M 0 0 L 21600 0 21600 21600 0 21600 0 0 Z N"/>
        </draw:custom-shape>
        <draw:polygon draw:style-name="gr7" draw:text-style-name="P1" draw:layer="layout" svg:width="9.016cm" svg:height="10.54cm" svg:x="9.89cm" svg:y="2.651cm" svg:viewBox="0 0 9017 10541" draw:points="5080,10541 5080,7112 0,7112 0,3683 1778,3683 1778,0 9017,0 9017,10541">
          <text:p/>
        </draw:polygon>
        <draw:custom-shape draw:style-name="gr8" draw:text-style-name="P2" xml:id="id4" draw:id="id4" draw:layer="layout" svg:width="2.921cm" svg:height="2.54cm" svg:x="8.119cm" svg:y="2.27cm">
          <text:p text:style-name="P1"><text:span text:style-name="T1">Web</text:span></text:p>
          <text:p text:style-name="P1"><text:span text:style-name="T1">Server</text:span></text:p>
          <draw:enhanced-geometry svg:viewBox="0 0 21600 21600" draw:extrusion="false" draw:glue-points="10800 0 0 10800 10800 21600 21600 10800" draw:type="flowchart-process" draw:enhanced-path="M 0 0 L 21600 0 21600 21600 0 21600 0 0 Z N"/>
        </draw:custom-shape>
        <draw:custom-shape draw:style-name="gr9" draw:text-style-name="P2" xml:id="id3" draw:id="id3" draw:layer="layout" svg:width="3.683cm" svg:height="2.921cm" svg:x="10.144cm" svg:y="6.588cm">
          <text:p text:style-name="P1"><text:span text:style-name="T1">Coordinator</text:span></text:p>
          <draw:enhanced-geometry svg:viewBox="0 0 21600 21600" draw:type="rectangle" draw:enhanced-path="M 0 0 L 21600 0 21600 21600 0 21600 0 0 Z N"/>
        </draw:custom-shape>
        <draw:custom-shape draw:style-name="gr9" draw:text-style-name="P2" xml:id="id1" draw:id="id1" draw:layer="layout" svg:width="3.175cm" svg:height="2.794cm" svg:x="11.922cm" svg:y="2.905cm">
          <text:p text:style-name="P1"><text:span text:style-name="T1">Database</text:span></text:p>
          <text:p text:style-name="P1"><text:span text:style-name="T1">Access</text:span></text:p>
          <draw:enhanced-geometry svg:viewBox="0 0 21600 21600" draw:type="rectangle" draw:enhanced-path="M 0 0 L 21600 0 21600 21600 0 21600 0 0 Z N"/>
        </draw:custom-shape>
        <draw:custom-shape draw:style-name="gr10" draw:text-style-name="P2" xml:id="id2" draw:id="id2" draw:layer="layout" svg:width="2.921cm" svg:height="3.048cm" svg:x="15.605cm" svg:y="2.778cm">
          <text:p text:style-name="P1"><text:span text:style-name="T1">SQLit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1" draw:text-style-name="P2" draw:layer="layout" svg:x1="15.097cm" svg:y1="4.302cm" svg:x2="15.605cm" svg:y2="4.302cm" draw:start-shape="id1" draw:start-glue-point="1" draw:end-shape="id2" draw:end-glue-point="6" svg:d="M15097 4302h508" svg:viewBox="0 0 509 1">
          <text:p/>
        </draw:connector>
        <draw:connector draw:style-name="gr11" draw:text-style-name="P2" draw:layer="layout" svg:x1="10.144cm" svg:y1="8.048cm" svg:x2="9.58cm" svg:y2="4.81cm" draw:start-shape="id3" draw:start-glue-point="3" draw:end-shape="id4" draw:end-glue-point="6" svg:d="M10144 8048h-564v-3238" svg:viewBox="0 0 565 3239">
          <text:p/>
        </draw:connector>
        <draw:connector draw:style-name="gr11" draw:text-style-name="P2" draw:layer="layout" svg:x1="11.985cm" svg:y1="6.588cm" svg:x2="13.509cm" svg:y2="5.699cm" draw:start-shape="id3" draw:start-glue-point="0" draw:end-shape="id1" draw:end-glue-point="2" svg:d="M11985 6588v-445h1524v-444" svg:viewBox="0 0 1525 890">
          <text:p/>
        </draw:connector>
        <draw:custom-shape draw:style-name="gr12" draw:text-style-name="P2" xml:id="id21" draw:id="id21" draw:layer="layout" svg:width="2.667cm" svg:height="2.413cm" svg:x="3.032cm" svg:y="6.588cm">
          <text:p text:style-name="P1"><text:span text:style-name="T1">Multiple</text:span></text:p>
          <text:p text:style-name="P1"><text:span text:style-name="T1">User</text:span></text:p>
          <text:p text:style-name="P1"><text:span text:style-name="T1">Agent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3" draw:text-style-name="P2" xml:id="id5" draw:id="id5" draw:layer="layout" svg:width="3.048cm" svg:height="1.651cm" svg:x="1.889cm" svg:y="10.525cm">
          <text:p text:style-name="P1"><text:span text:style-name="T1">Driver 1</text:span></text:p>
          <draw:enhanced-geometry svg:viewBox="0 0 21600 21600" draw:mirror-horizontal="false" draw:mirror-vertical="false" draw:type="rectangle" draw:enhanced-path="M 0 0 L 21600 0 21600 21600 0 21600 0 0 Z N"/>
        </draw:custom-shape>
        <draw:custom-shape draw:style-name="gr14" draw:text-style-name="P2" xml:id="id8" draw:id="id8" draw:layer="layout" svg:width="3.048cm" svg:height="1.651cm" svg:x="1.896cm" svg:y="12.557cm">
          <text:p text:style-name="P1"><text:span text:style-name="T1">Driver 3</text:span></text:p>
          <draw:enhanced-geometry svg:viewBox="0 0 21600 21600" draw:mirror-horizontal="false" draw:mirror-vertical="false" draw:type="rectangle" draw:enhanced-path="M 0 0 L 21600 0 21600 21600 0 21600 0 0 Z N"/>
        </draw:custom-shape>
        <draw:custom-shape draw:style-name="gr15" draw:text-style-name="P2" xml:id="id6" draw:id="id6" draw:layer="layout" svg:width="3.048cm" svg:height="1.651cm" svg:x="5.833cm" svg:y="10.525cm">
          <text:p text:style-name="P1"><text:span text:style-name="T1">Driver 2</text:span></text:p>
          <draw:enhanced-geometry svg:viewBox="0 0 21600 21600" draw:mirror-horizontal="false" draw:mirror-vertical="false" draw:type="rectangle" draw:enhanced-path="M 0 0 L 21600 0 21600 21600 0 21600 0 0 Z N"/>
        </draw:custom-shape>
        <draw:custom-shape draw:style-name="gr16" draw:text-style-name="P2" xml:id="id7" draw:id="id7" draw:layer="layout" svg:width="3.048cm" svg:height="1.651cm" svg:x="5.833cm" svg:y="12.557cm">
          <text:p text:style-name="P1"><text:span text:style-name="T1">Driver 4</text:span></text:p>
          <draw:enhanced-geometry svg:viewBox="0 0 21600 21600" draw:mirror-horizontal="false" draw:mirror-vertical="false" draw:type="rectangle" draw:enhanced-path="M 0 0 L 21600 0 21600 21600 0 21600 0 0 Z N"/>
        </draw:custom-shape>
        <draw:connector draw:style-name="gr11" draw:text-style-name="P2" draw:layer="layout" svg:x1="11.985cm" svg:y1="9.509cm" svg:x2="3.413cm" svg:y2="10.525cm" draw:start-shape="id3" draw:start-glue-point="2" draw:end-shape="id5" draw:end-glue-point="0" svg:d="M11985 9509v507h-8572v509" svg:viewBox="0 0 8573 1017">
          <text:p/>
        </draw:connector>
        <draw:connector draw:style-name="gr11" draw:text-style-name="P2" draw:layer="layout" svg:x1="11.985cm" svg:y1="9.509cm" svg:x2="7.357cm" svg:y2="10.525cm" draw:start-shape="id3" draw:start-glue-point="2" draw:end-shape="id6" draw:end-glue-point="0" svg:d="M11985 9509v507h-4628v509" svg:viewBox="0 0 4629 1017">
          <text:p/>
        </draw:connector>
        <draw:connector draw:style-name="gr11" draw:text-style-name="P2" draw:layer="layout" svg:x1="11.985cm" svg:y1="9.509cm" svg:x2="8.881cm" svg:y2="13.382cm" draw:start-shape="id3" draw:start-glue-point="2" draw:end-shape="id7" draw:end-glue-point="1" svg:d="M11985 9509v3873h-3104" svg:viewBox="0 0 3105 3874">
          <text:p/>
        </draw:connector>
        <draw:connector draw:style-name="gr11" draw:text-style-name="P2" draw:layer="layout" svg:x1="11.985cm" svg:y1="9.509cm" svg:x2="3.42cm" svg:y2="14.208cm" draw:start-shape="id3" draw:start-glue-point="2" draw:end-shape="id8" draw:end-glue-point="2" svg:d="M11985 9509v5199h-8565v-500" svg:viewBox="0 0 8566 5200">
          <text:p/>
        </draw:connector>
        <draw:custom-shape draw:style-name="gr17" draw:text-style-name="P2" xml:id="id9" draw:id="id9" draw:layer="layout" svg:width="3.429cm" svg:height="2.667cm" svg:x="15.224cm" svg:y="6.715cm">
          <text:p text:style-name="P1"><text:span text:style-name="T1">Message</text:span></text:p>
          <text:p text:style-name="P1"><text:span text:style-name="T1">Center</text:span></text:p>
          <draw:enhanced-geometry svg:viewBox="0 0 21600 21600" draw:mirror-horizontal="false" draw:mirror-vertical="false" draw:type="rectangle" draw:enhanced-path="M 0 0 L 21600 0 21600 21600 0 21600 0 0 Z N"/>
        </draw:custom-shape>
        <draw:custom-shape draw:style-name="gr18" draw:text-style-name="P2" xml:id="id10" draw:id="id10" draw:layer="layout" svg:width="3.422cm" svg:height="2.667cm" svg:x="15.231cm" svg:y="10.271cm">
          <text:p text:style-name="P1"><text:span text:style-name="T1">Serial</text:span></text:p>
          <text:p text:style-name="P1"><text:span text:style-name="T1">Connection</text:span></text:p>
          <draw:enhanced-geometry svg:viewBox="0 0 21600 21600" draw:mirror-horizontal="false" draw:mirror-vertical="false" draw:type="rectangle" draw:enhanced-path="M 0 0 L 21600 0 21600 21600 0 21600 0 0 Z N"/>
        </draw:custom-shape>
        <draw:connector draw:style-name="gr11" draw:text-style-name="P2" draw:layer="layout" svg:x1="13.827cm" svg:y1="8.048cm" svg:x2="15.224cm" svg:y2="8.048cm" draw:start-shape="id3" draw:start-glue-point="1" draw:end-shape="id9" draw:end-glue-point="3" svg:d="M13827 8048h1397" svg:viewBox="0 0 1398 1">
          <text:p/>
        </draw:connector>
        <draw:connector draw:style-name="gr11" draw:text-style-name="P2" draw:layer="layout" svg:x1="16.938cm" svg:y1="9.382cm" svg:x2="16.942cm" svg:y2="10.271cm" draw:start-shape="id9" draw:start-glue-point="2" draw:end-shape="id10" draw:end-glue-point="0" svg:d="M16938 9382v444h4v445" svg:viewBox="0 0 5 890">
          <text:p/>
        </draw:connector>
        <draw:custom-shape draw:style-name="gr19" draw:text-style-name="P2" xml:id="id11" draw:id="id11" draw:layer="layout" svg:width="3.81cm" svg:height="2.54cm" svg:x="14.208cm" svg:y="19.034cm">
          <text:p text:style-name="P1"><text:span text:style-name="T1">Local</text:span></text:p>
          <text:p text:style-name="P1"><text:span text:style-name="T1">Arduino</text:span></text:p>
          <text:p text:style-name="P1"><text:span text:style-name="T1">Controller</text:span></text:p>
          <draw:enhanced-geometry svg:viewBox="0 0 21600 21600" draw:mirror-horizontal="false" draw:mirror-vertical="false" draw:type="rectangle" draw:enhanced-path="M 0 0 L 21600 0 21600 21600 0 21600 0 0 Z N"/>
        </draw:custom-shape>
        <draw:connector draw:style-name="gr20" draw:text-style-name="P3" draw:layer="layout" svg:x1="18.018cm" svg:y1="20.304cm" svg:x2="16.942cm" svg:y2="12.938cm" draw:start-shape="id11" draw:start-glue-point="1" draw:end-shape="id10" draw:end-glue-point="2" svg:d="M18018 20304h501v-4318h-1577v-3048" svg:viewBox="0 0 1578 7367">
          <text:p text:style-name="P1"><text:span text:style-name="T2"/></text:p>
          <text:p text:style-name="P1"><text:span text:style-name="T2">USB </text:span></text:p>
          <text:p text:style-name="P1"><text:span text:style-name="T2">Serial <text:s/></text:span></text:p>
          <text:p text:style-name="P1"><text:span text:style-name="T2">Connection <text:s text:c="10"/></text:span></text:p>
        </draw:connector>
        <draw:custom-shape draw:style-name="gr21" draw:text-style-name="P2" xml:id="id13" draw:id="id13" draw:layer="layout" svg:width="4.445cm" svg:height="3.556cm" svg:x="9.135cm" svg:y="15.859cm">
          <text:p text:style-name="P1"><text:span text:style-name="T1">Zigbee</text:span></text:p>
          <text:p text:style-name="P1"><text:span text:style-name="T1">Mesh</text:span></text:p>
          <text:p text:style-name="P1"><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 xml:id="id12" draw:id="id12" draw:layer="layout" svg:width="3.048cm" svg:height="1.778cm" svg:x="1.762cm" svg:y="15.859cm">
          <text:p text:style-name="P1"><text:span text:style-name="T1">Remote</text:span></text:p>
          <text:p text:style-name="P1"><text:span text:style-name="T1">Module 1</text:span></text:p>
          <draw:enhanced-geometry svg:viewBox="0 0 21600 21600" draw:mirror-horizontal="false" draw:mirror-vertical="false" draw:type="rectangle" draw:enhanced-path="M 0 0 L 21600 0 21600 21600 0 21600 0 0 Z N"/>
        </draw:custom-shape>
        <draw:custom-shape draw:style-name="gr23" draw:text-style-name="P2" xml:id="id14" draw:id="id14" draw:layer="layout" svg:width="3.048cm" svg:height="1.778cm" svg:x="1.762cm" svg:y="17.891cm">
          <text:p text:style-name="P1"><text:span text:style-name="T1">Remote</text:span></text:p>
          <text:p text:style-name="P1"><text:span text:style-name="T1">Module 2</text:span></text:p>
          <draw:enhanced-geometry svg:viewBox="0 0 21600 21600" draw:mirror-horizontal="false" draw:mirror-vertical="false" draw:type="rectangle" draw:enhanced-path="M 0 0 L 21600 0 21600 21600 0 21600 0 0 Z N"/>
        </draw:custom-shape>
        <draw:custom-shape draw:style-name="gr24" draw:text-style-name="P2" xml:id="id15" draw:id="id15" draw:layer="layout" svg:width="3.048cm" svg:height="1.778cm" svg:x="1.762cm" svg:y="19.923cm">
          <text:p text:style-name="P1"><text:span text:style-name="T1">Remote</text:span></text:p>
          <text:p text:style-name="P1"><text:span text:style-name="T1">Module 3</text:span></text:p>
          <draw:enhanced-geometry svg:viewBox="0 0 21600 21600" draw:mirror-horizontal="false" draw:mirror-vertical="false" draw:type="rectangle" draw:enhanced-path="M 0 0 L 21600 0 21600 21600 0 21600 0 0 Z N"/>
        </draw:custom-shape>
        <draw:custom-shape draw:style-name="gr25" draw:text-style-name="P2" xml:id="id16" draw:id="id16" draw:layer="layout" svg:width="3.048cm" svg:height="1.778cm" svg:x="1.762cm" svg:y="21.955cm">
          <text:p text:style-name="P1"><text:span text:style-name="T1">Remote</text:span></text:p>
          <text:p text:style-name="P1"><text:span text:style-name="T1">Module 4</text:span></text:p>
          <draw:enhanced-geometry svg:viewBox="0 0 21600 21600" draw:mirror-horizontal="false" draw:mirror-vertical="false" draw:type="rectangle" draw:enhanced-path="M 0 0 L 21600 0 21600 21600 0 21600 0 0 Z N"/>
        </draw:custom-shape>
        <draw:connector draw:style-name="gr26" draw:text-style-name="P2" draw:layer="layout" draw:type="curve" svg:x1="4.81cm" svg:y1="16.748cm" svg:x2="9.135cm" svg:y2="17.637cm" draw:start-shape="id12" draw:start-glue-point="1" draw:end-shape="id13" draw:end-glue-point="3" svg:d="M4810 16748c3243 0 1081 889 4325 889" svg:viewBox="0 0 4326 890">
          <text:p/>
        </draw:connector>
        <draw:connector draw:style-name="gr26" draw:text-style-name="P2" draw:layer="layout" draw:type="curve" svg:x1="4.81cm" svg:y1="18.78cm" svg:x2="9.135cm" svg:y2="17.637cm" draw:start-shape="id14" draw:start-glue-point="1" draw:end-shape="id13" draw:end-glue-point="3" svg:d="M4810 18780c3243 0 1081-1143 4325-1143" svg:viewBox="0 0 4326 1144">
          <text:p/>
        </draw:connector>
        <draw:connector draw:style-name="gr26" draw:text-style-name="P2" draw:layer="layout" draw:type="curve" svg:x1="4.81cm" svg:y1="20.812cm" svg:x2="9.135cm" svg:y2="17.637cm" draw:start-shape="id15" draw:start-glue-point="1" draw:end-shape="id13" draw:end-glue-point="3" svg:d="M4810 20812c3243 0 1081-3175 4325-3175" svg:viewBox="0 0 4326 3176">
          <text:p/>
        </draw:connector>
        <draw:connector draw:style-name="gr26" draw:text-style-name="P2" draw:layer="layout" draw:type="curve" svg:x1="4.81cm" svg:y1="22.844cm" svg:x2="9.135cm" svg:y2="17.637cm" draw:start-shape="id16" draw:start-glue-point="1" draw:end-shape="id13" draw:end-glue-point="3" svg:d="M4810 22844c3243 0 1081-5207 4325-5207" svg:viewBox="0 0 4326 5208">
          <text:p/>
        </draw:connector>
        <draw:connector draw:style-name="gr26" draw:text-style-name="P2" draw:layer="layout" draw:type="curve" svg:x1="13.58cm" svg:y1="17.637cm" svg:x2="16.113cm" svg:y2="19.034cm" draw:start-shape="id13" draw:start-glue-point="1" draw:end-shape="id11" svg:d="M13580 17637c1689 0 2533 465 2533 1397" svg:viewBox="0 0 2534 1398">
          <text:p/>
        </draw:connector>
        <draw:custom-shape draw:style-name="gr10" draw:text-style-name="P2" xml:id="id17" draw:id="id17" draw:layer="layout" svg:width="4.191cm" svg:height="2.413cm" svg:x="9.001cm" svg:y="21.32cm">
          <text:p text:style-name="P1"><text:span text:style-name="T1">Local</text:span></text:p>
          <text:p text:style-name="P1"><text:span text:style-name="T1">Automations</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onnector draw:style-name="gr27" draw:text-style-name="P2" draw:layer="layout" svg:x1="16.113cm" svg:y1="21.574cm" svg:x2="12.773cm" svg:y2="22.527cm" draw:start-shape="id11" draw:start-glue-point="2" draw:end-shape="id17" draw:end-glue-point="7" svg:d="M16113 21574v953h-3340" svg:viewBox="0 0 3341 954">
          <text:p/>
        </draw:connector>
        <draw:custom-shape draw:style-name="gr28" draw:text-style-name="P3" xml:id="id19" draw:id="id19" draw:layer="layout" svg:width="2.413cm" svg:height="1.016cm" svg:x="4.175cm" svg:y="1.508cm">
          <text:p text:style-name="P1"><text:span text:style-name="T2">Handler</text:span></text:p>
          <draw:enhanced-geometry svg:viewBox="0 0 21600 21600" draw:type="rectangle" draw:enhanced-path="M 0 0 L 21600 0 21600 21600 0 21600 0 0 Z N"/>
        </draw:custom-shape>
        <draw:custom-shape draw:style-name="gr29" draw:text-style-name="P1" draw:layer="layout" svg:width="2.667cm" svg:height="1.27cm" svg:x="4.048cm" svg:y="2.905cm">
          <text:p/>
          <draw:enhanced-geometry svg:viewBox="0 0 21600 21600" draw:type="rectangle" draw:enhanced-path="M 0 0 L 21600 0 21600 21600 0 21600 0 0 Z N"/>
        </draw:custom-shape>
        <draw:custom-shape draw:style-name="gr30" draw:text-style-name="P3" xml:id="id20" draw:id="id20" draw:layer="layout" svg:width="2.413cm" svg:height="1.016cm" svg:x="4.175cm" svg:y="3.032cm">
          <text:p text:style-name="P1"><text:span text:style-name="T2">Handler</text:span></text:p>
          <draw:enhanced-geometry svg:viewBox="0 0 21600 21600" draw:type="rectangle" draw:enhanced-path="M 0 0 L 21600 0 21600 21600 0 21600 0 0 Z N"/>
        </draw:custom-shape>
        <draw:custom-shape draw:style-name="gr31" draw:text-style-name="P1" draw:layer="layout" svg:width="2.667cm" svg:height="1.27cm" svg:x="4.048cm" svg:y="4.556cm">
          <text:p/>
          <draw:enhanced-geometry svg:viewBox="0 0 21600 21600" draw:type="rectangle" draw:enhanced-path="M 0 0 L 21600 0 21600 21600 0 21600 0 0 Z N"/>
        </draw:custom-shape>
        <draw:custom-shape draw:style-name="gr32" draw:text-style-name="P3" xml:id="id18" draw:id="id18" draw:layer="layout" svg:width="2.413cm" svg:height="1.016cm" svg:x="4.175cm" svg:y="4.683cm">
          <text:p text:style-name="P1"><text:span text:style-name="T2">Handler</text:span></text:p>
          <draw:enhanced-geometry svg:viewBox="0 0 21600 21600" draw:type="rectangle" draw:enhanced-path="M 0 0 L 21600 0 21600 21600 0 21600 0 0 Z N"/>
        </draw:custom-shape>
        <draw:connector draw:style-name="gr11" draw:text-style-name="P2" draw:layer="layout" svg:x1="6.588cm" svg:y1="5.191cm" svg:x2="8.119cm" svg:y2="3.54cm" draw:start-shape="id18" draw:start-glue-point="1" draw:end-shape="id4" draw:end-glue-point="5" svg:d="M6588 5191h765v-1651h766" svg:viewBox="0 0 1532 1652">
          <text:p/>
        </draw:connector>
        <draw:connector draw:style-name="gr11" draw:text-style-name="P2" draw:layer="layout" svg:x1="6.588cm" svg:y1="2.016cm" svg:x2="8.119cm" svg:y2="3.54cm" draw:start-shape="id19" draw:start-glue-point="1" draw:end-shape="id4" draw:end-glue-point="5" svg:d="M6588 2016h765v1524h766" svg:viewBox="0 0 1532 1525">
          <text:p/>
        </draw:connector>
        <draw:connector draw:style-name="gr11" draw:text-style-name="P2" draw:layer="layout" svg:x1="6.588cm" svg:y1="3.54cm" svg:x2="8.119cm" svg:y2="3.54cm" draw:start-shape="id20" draw:start-glue-point="1" draw:end-shape="id4" draw:end-glue-point="5" svg:d="M6588 3540h1531" svg:viewBox="0 0 1532 1">
          <text:p/>
        </draw:connector>
        <draw:connector draw:style-name="gr33" draw:text-style-name="P1" draw:layer="layout" draw:type="curve" draw:line-skew="-0.358cm" svg:x1="3.032cm" svg:y1="7.794cm" svg:x2="4.175cm" svg:y2="2.016cm" draw:start-shape="id21" draw:end-shape="id19" draw:end-glue-point="3" svg:d="M3032 7794c-1290 0-1861-5778 1143-5778" svg:viewBox="0 0 2190 5779">
          <text:p/>
        </draw:connector>
        <draw:connector draw:style-name="gr33" draw:text-style-name="P1" draw:layer="layout" draw:type="curve" draw:line-skew="-0.136cm" svg:x1="3.032cm" svg:y1="7.795cm" svg:x2="4.175cm" svg:y2="3.54cm" draw:start-shape="id21" draw:start-glue-point="5" draw:end-shape="id20" draw:end-glue-point="3" svg:d="M3032 7795c-957 0-1528-4255 1143-4255" svg:viewBox="0 0 1942 4256">
          <text:p/>
        </draw:connector>
        <draw:connector draw:style-name="gr33" draw:text-style-name="P1" draw:layer="layout" draw:type="curve" svg:x1="3.032cm" svg:y1="7.795cm" svg:x2="4.175cm" svg:y2="5.191cm" draw:start-shape="id21" draw:start-glue-point="5" draw:end-shape="id18" draw:end-glue-point="3" svg:d="M3032 7795c-753 0-1324-2604 1143-2604" svg:viewBox="0 0 1790 260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84d1" draw:end-color="#729fcf" draw:start-intensity="100%" draw:end-intensity="100%" draw:angle="2100" draw:border="0%"/>
    <draw:gradient draw:name="Gradient_20_3" draw:display-name="Gradient 3" draw:style="radial" draw:cx="50%" draw:cy="50%" draw:start-color="#999999" draw:end-color="#dddddd" draw:start-intensity="100%" draw:end-intensity="100%" draw:border="0%"/>
    <draw:gradient draw:name="Tango_20_Red" draw:display-name="Tango Red" draw:style="linear" draw:start-color="#ef2929" draw:end-color="#a40000" draw:start-intensity="100%" draw:end-intensity="100%" draw:angle="300" draw:border="0%"/>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22T13:48:22.663641000</meta:creation-date>
    <dc:date>2014-02-23T21:17:57.972960000</dc:date>
    <meta:editing-duration>PT57M52S</meta:editing-duration>
    <meta:editing-cycles>11</meta:editing-cycles>
    <meta:generator>LibreOffice/4.2.1.1$MacOSX_X86_64 LibreOffice_project/d7dbbd7842e6a58b0f521599204e827654e1fb8b</meta:generator>
    <meta:document-statistic meta:object-count="52"/>
  </office:meta>
</office:document-meta>
</file>